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1c22" officeooo:paragraph-rsid="001e1c22"/>
    </style:style>
    <style:style style:name="P2" style:family="paragraph" style:parent-style-name="Standard">
      <style:text-properties officeooo:rsid="001e1c22" officeooo:paragraph-rsid="001eac25"/>
    </style:style>
    <style:style style:name="P3" style:family="paragraph" style:parent-style-name="Standard">
      <style:text-properties officeooo:rsid="001eac25" officeooo:paragraph-rsid="001eac25"/>
    </style:style>
    <style:style style:name="P4" style:family="paragraph" style:parent-style-name="Standard">
      <style:text-properties officeooo:rsid="0020158d" officeooo:paragraph-rsid="0020158d"/>
    </style:style>
    <style:style style:name="P5" style:family="paragraph" style:parent-style-name="Standard">
      <style:text-properties officeooo:rsid="00221acb" officeooo:paragraph-rsid="00221acb"/>
    </style:style>
    <style:style style:name="P6" style:family="paragraph" style:parent-style-name="Standard">
      <style:text-properties officeooo:rsid="002366af" officeooo:paragraph-rsid="002530b1"/>
    </style:style>
    <style:style style:name="P7" style:family="paragraph" style:parent-style-name="Standard">
      <style:text-properties officeooo:rsid="0028d9d8" officeooo:paragraph-rsid="0028d9d8"/>
    </style:style>
    <style:style style:name="P8" style:family="paragraph" style:parent-style-name="Standard">
      <style:text-properties officeooo:rsid="002a1691" officeooo:paragraph-rsid="002a1691"/>
    </style:style>
    <style:style style:name="P9" style:family="paragraph" style:parent-style-name="Standard">
      <style:text-properties officeooo:rsid="0028d9d8" officeooo:paragraph-rsid="0028d9d8"/>
    </style:style>
    <style:style style:name="P10" style:family="paragraph" style:parent-style-name="Standard">
      <style:text-properties officeooo:rsid="002ba743" officeooo:paragraph-rsid="002ba743"/>
    </style:style>
    <style:style style:name="T1" style:family="text">
      <style:text-properties officeooo:rsid="001eac25"/>
    </style:style>
    <style:style style:name="T2" style:family="text">
      <style:text-properties officeooo:rsid="0020158d"/>
    </style:style>
    <style:style style:name="T3" style:family="text">
      <style:text-properties officeooo:rsid="00221acb"/>
    </style:style>
    <style:style style:name="T4" style:family="text">
      <style:text-properties officeooo:rsid="002530b1"/>
    </style:style>
    <style:style style:name="T5" style:family="text">
      <style:text-properties officeooo:rsid="0026cf45"/>
    </style:style>
    <style:style style:name="T6" style:family="text">
      <style:text-properties officeooo:rsid="002366af"/>
    </style:style>
    <style:style style:name="T7" style:family="text">
      <style:text-properties officeooo:rsid="002ba743"/>
    </style:style>
    <style:style style:name="T8" style:family="text">
      <style:text-properties officeooo:rsid="002be3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ffen Montag 07.01.19 </text:p>
      <text:p text:style-name="P1"/>
      <text:p text:style-name="P7">Sprintreview</text:p>
      <text:p text:style-name="P7">Für Sprint Nr. 5 </text:p>
      <text:p text:style-name="P7">Da in der vorlesungsfreien Zeit keine Meetings stattgefunden haben, sondern nur in den Kleingruppen gearbeitet wurde erfolgt die Sprintreview erst zu einem späteren Zeitpunkt.</text:p>
      <text:p text:style-name="P1"/>
      <text:p text:style-name="P1">Beginn: 14:04</text:p>
      <text:p text:style-name="P1"/>
      <text:p text:style-name="P1">Ende: <text:span text:style-name="T5">14:50</text:span></text:p>
      <text:p text:style-name="P1"/>
      <text:p text:style-name="P1"/>
      <text:p text:style-name="P1">Frohes Neues</text:p>
      <text:p text:style-name="P1"/>
      <text:p text:style-name="P1"/>
      <text:p text:style-name="P5">permanente Raumänderung auf N4.206</text:p>
      <text:p text:style-name="P1"/>
      <text:p text:style-name="P1"/>
      <text:p text:style-name="P1">Generell:</text:p>
      <text:p text:style-name="P1"/>
      <text:p text:style-name="P1"><text:tab/>- Stundenzettel soll jeder anfertigen ( soweit fertigstellen )</text:p>
      <text:p text:style-name="P1"/>
      <text:p text:style-name="P1"><text:tab/>- <text:span text:style-name="T1">Abschlusspräsentation mit kleiner Powerpoint 20 Minuten Präsentation <text:s/></text:span></text:p>
      <text:p text:style-name="P1"/>
      <text:p text:style-name="P1"/>
      <text:p text:style-name="P1">Android:</text:p>
      <text:p text:style-name="P1"/>
      <text:p text:style-name="P2"><text:tab/>- Bis Mittwoch Sichtung und Planung der neuen Features die noch einzubauen sind</text:p>
      <text:p text:style-name="P1"/>
      <text:p text:style-name="P1"><text:tab/>- <text:span text:style-name="T1">dann bis zu jedem treffen Fortschritt mit kurze Updates über die jeweiligen Features</text:span></text:p>
      <text:p text:style-name="P1"/>
      <text:p text:style-name="P1"/>
      <text:p text:style-name="P3">PC:</text:p>
      <text:p text:style-name="P3"/>
      <text:p text:style-name="P3"><text:tab/>- <text:span text:style-name="T3">Chat implementieren</text:span></text:p>
      <text:p text:style-name="P3"/>
      <text:p text:style-name="P3"><text:tab/>- <text:span text:style-name="T3">Drop implementieren</text:span></text:p>
      <text:p text:style-name="P3"/>
      <text:p text:style-name="P3"/>
      <text:p text:style-name="P3">KI:</text:p>
      <text:p text:style-name="P3"/>
      <text:p text:style-name="P3"><text:tab/>- <text:span text:style-name="T2">KI wird nur von Server aus gestartet</text:span></text:p>
      <text:p text:style-name="P3"/>
      <text:p text:style-name="P3"><text:tab/>- <text:span text:style-name="T2">Bis Mittwoch/Freitag connectivität mit Server einrichten und danach mit Algorithmen für <text:tab/>valide züge starten.</text:span></text:p>
      <text:p text:style-name="P3"/>
      <text:p text:style-name="P1"/>
      <text:p text:style-name="P4">Server:</text:p>
      <text:p text:style-name="P4"/>
      <text:p text:style-name="P4"><text:tab/>- <text:span text:style-name="T3">Ausrichter fertigstellen und ein wenig letztes message handling</text:span></text:p>
      <text:p text:style-name="P1"/>
      <text:p text:style-name="P1"/>
      <text:p text:style-name="P6"><text:soft-page-break/>Website:</text:p>
      <text:p text:style-name="P6"/>
      <text:p text:style-name="P6">- soweit fertig mit Foto von Rene <text:a xlink:type="simple" xlink:href="http://www.agilebearco.ga/" text:style-name="Internet_20_link" text:visited-style-name="Visited_20_Internet_20_Link">www.agile</text:a><text:a xlink:type="simple" xlink:href="http://www.agilebearco.ga/" text:style-name="Internet_20_link" text:visited-style-name="Visited_20_Internet_20_Link"><text:span text:style-name="T4">bearco.ga</text:span></text:a></text:p>
      <text:p text:style-name="P6"/>
      <text:p text:style-name="P6"/>
      <text:p text:style-name="P8">Übersicht zur Sprintplanung <text:span text:style-name="T7">rückblickend auf den Verlauf unnd Fortschritt</text:span>:</text:p>
      <text:p text:style-name="P6"/>
      <text:p text:style-name="P7">Die Implementierung des PC Spielers hat über die Ferien einigen Fortschritt gemacht mit Drag and Drop und der Festlegung und Planung zentraler Funktionen.</text:p>
      <text:p text:style-name="P7"/>
      <text:p text:style-name="P10">Mit dem eingekauften Android Beobachter gab es einige Probleme was die freischaltung für unseren Zugriff anging jedoch konnte dies vor der Vorlesungsfreien Zeit noch geklärt werden und es hatten alle über Weihnachten Zugriff.</text:p>
      <text:p text:style-name="P7">Der Android Spieler ist <text:s/>noch nicht weit vorrangeschritten, wobei die Grundsätzliche Planung bereits steht.</text:p>
      <text:p text:style-name="P7"/>
      <text:p text:style-name="P7">Die Website wurde erstellt und ist unter dem folgenden Link zu erreichen: <text:a xlink:type="simple" xlink:href="http://www.agilebearco.ga/" text:style-name="Internet_20_link" text:visited-style-name="Visited_20_Internet_20_Link"><text:span text:style-name="T6">www.agilebearco.ga</text:span></text:a></text:p>
      <text:p text:style-name="P7"/>
      <text:p text:style-name="P7">Mit geringem Fortscritt ü<text:span text:style-name="T8">b</text:span>er die Vorlesungsfreie Zeit in Anbetracht von Weihnachten und dem Anfang des neuen Jahrs war zu rechnen trotzdem verschiebt sich dadurch natürlich die Projektplanung ein wenig nach hin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37S</meta:editing-duration>
    <meta:editing-cycles>13</meta:editing-cycles>
    <meta:generator>LibreOffice/5.4.6.2$Windows_X86_64 LibreOffice_project/4014ce260a04f1026ba855d3b8d91541c224eab8</meta:generator>
    <dc:date>2019-01-24T22:10:35.751000000</dc:date>
    <meta:document-statistic meta:table-count="0" meta:image-count="0" meta:object-count="0" meta:page-count="2" meta:paragraph-count="30" meta:word-count="261" meta:character-count="1818" meta:non-whitespace-character-count="1572"/>
    <meta:user-defined meta:name="Info 1"/>
    <meta:user-defined meta:name="Info 2"/>
    <meta:user-defined meta:name="Info 3"/>
    <meta:user-defined meta:name="Info 4"/>
  </office:meta>
</office:document-meta>
</file>